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2S</meta:editing-duration>
    <meta:editing-cycles>3</meta:editing-cycles>
    <meta:generator>Collabora_OfficeDev/6.0.10.32$Linux_X86_64 LibreOffice_project/d6376986a8959d08a7a2a53da681a2081d2a7b70</meta:generator>
    <dc:date>2019-06-17T02:07:23.160746825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